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Microsoft Sans Serif" svg:font-family="'Microsoft Sans Serif'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8mm"/>
    </style:style>
    <style:style style:name="co2" style:family="table-column">
      <style:table-column-properties fo:break-before="auto" style:column-width="104.26mm"/>
    </style:style>
    <style:style style:name="co3" style:family="table-column">
      <style:table-column-properties fo:break-before="auto" style:column-width="24.34mm"/>
    </style:style>
    <style:style style:name="co4" style:family="table-column">
      <style:table-column-properties fo:break-before="auto" style:column-width="38.22mm"/>
    </style:style>
    <style:style style:name="co5" style:family="table-column">
      <style:table-column-properties fo:break-before="auto" style:column-width="31.22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109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9.39mm" fo:break-before="auto" style:use-optimal-row-height="true"/>
    </style:style>
    <style:style style:name="ta1" style:family="table" style:master-page-name="PageStyle_5f_Modelo_20_de_20_Cronograma_20_de_20_Projeto">
      <style:table-properties table:display="true" style:writing-mode="lr-tb" tableooo:tab-color="#558ed5"/>
    </style:style>
    <style:style style:name="ta2" style:family="table" style:master-page-name="PageStyle_5f_Aviso">
      <style:table-properties table:display="true" style:writing-mode="lr-tb" tableooo:tab-color="#1e1c11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ffffff" style:cell-protect="none" style:print-content="true" style:rotation-align="none"/>
    </style:style>
    <style:style style:name="ce2" style:family="table-cell" style:parent-style-name="Default">
      <style:table-cell-properties fo:background-color="#e6cd40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cell-protect="none" style:print-content="true" fo:border="0.06pt solid #000000" style:rotation-align="none"/>
    </style:style>
    <style:style style:name="ce4" style:family="table-cell" style:parent-style-name="Default">
      <style:table-cell-properties fo:background-color="#ffffff" style:cell-protect="none" style:print-content="tru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#ffffff"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fo:border="0.06pt solid #000000"/>
    </style:style>
    <style:style style:name="ce9" style:family="table-cell" style:parent-style-name="Default" style:data-style-name="N112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0" style:family="table-cell" style:parent-style-name="Default" style:data-style-name="N30">
      <style:table-cell-properties fo:background-color="#ffffff" style:rotation-align="none"/>
    </style:style>
    <style:style style:name="ce11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808080" style:text-outline="false" style:text-line-through-style="none" style:text-line-through-type="none" style:font-name="Microsoft Sans Serif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2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80808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3" style:family="table-cell" style:parent-style-name="Default" style:data-style-name="N3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3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30"/>
    <style:style style:name="ce1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</style:style>
    <style:style style:name="ce19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796b" style:font-name="Calibri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Calibri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o de Cronograma de Projeto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5"/>
        <table:table-column table:style-name="co5" table:default-cell-style-name="ce7"/>
        <table:table-column table:style-name="co3" table:number-columns-repeated="1019" table:default-cell-style-name="Default"/>
        <table:table-row table:style-name="ro1">
          <table:table-cell table:style-name="ce1" table:number-columns-repeated="3"/>
          <table:table-cell table:style-name="ce10"/>
          <table:table-cell table:style-name="ce1"/>
          <table:table-cell table:style-name="ce18">
            <draw:frame table:end-cell-address="'Modelo de Cronograma de Projeto'.Q33" table:end-x="18.35mm" table:end-y="2.83mm" draw:z-index="0" draw:name="Chart 2" draw:style-name="gr1" draw:text-style-name="P1" svg:width="271.03mm" svg:height="174.72mm" svg:x="15.08mm" svg:y="4.16mm">
              <loext:p draw:notify-on-update-of-ranges="'Modelo de Cronograma de Projeto'.B5:'Modelo de Cronograma de Projeto'.B31 'Modelo de Cronograma de Projeto'.C4:'Modelo de Cronograma de Projeto'.C4 'Modelo de Cronograma de Projeto'.C5:'Modelo de Cronograma de Projeto'.C31 'Modelo de Cronograma de Projeto'.E4:'Modelo de Cronograma de Projeto'.E4 'Modelo de Cronograma de Projeto'.E5:'Modelo de Cronograma de Projeto'.E3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8" table:number-columns-repeated="252"/>
          <table:table-cell table:number-columns-repeated="766"/>
        </table:table-row>
        <table:table-row table:style-name="ro1">
          <table:table-cell table:style-name="ce1" table:number-columns-repeated="3"/>
          <table:table-cell table:style-name="ce10"/>
          <table:table-cell table:style-name="ce1"/>
          <table:table-cell table:style-name="ce18" table:number-columns-repeated="253"/>
          <table:table-cell table:number-columns-repeated="766"/>
        </table:table-row>
        <table:table-row table:style-name="ro2">
          <table:table-cell table:style-name="ce1" table:number-columns-repeated="3"/>
          <table:table-cell table:style-name="ce10"/>
          <table:table-cell table:style-name="ce1"/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me da Tarefa</text:p>
          </table:table-cell>
          <table:table-cell table:style-name="ce2" office:value-type="string" calcext:value-type="string">
            <text:p>Início</text:p>
          </table:table-cell>
          <table:table-cell table:style-name="ce2" office:value-type="string" calcext:value-type="string">
            <text:p>Término</text:p>
          </table:table-cell>
          <table:table-cell table:style-name="ce2" office:value-type="string" calcext:value-type="string">
            <text:p>Duração (dias)</text:p>
          </table:table-cell>
          <table:table-cell table:style-name="ce18" table:formula="of:=MAX([.E53];1)" office:value-type="float" office:value="1" calcext:value-type="float">
            <text:p>1</text:p>
          </table:table-cell>
          <table:table-cell table:style-name="ce18" table:number-columns-repeated="252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Verificar o que é melhor, Obabel ou RDKit</text:p>
          </table:table-cell>
          <table:table-cell table:style-name="ce9" office:value-type="date" office:date-value="2018-02-04" calcext:value-type="date">
            <text:p>04/02/18</text:p>
          </table:table-cell>
          <table:table-cell table:style-name="ce11" table:formula="of:=[.C5]+MAX([.E5];1)-1" office:value-type="date" office:date-value="2018-02-04" calcext:value-type="date">
            <text:p>04/02/18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Gerar imagem dos ligantes</text:p>
          </table:table-cell>
          <table:table-cell table:style-name="ce9" office:value-type="date" office:date-value="2018-02-05" calcext:value-type="date">
            <text:p>05/02/18</text:p>
          </table:table-cell>
          <table:table-cell table:style-name="ce11" table:formula="of:=[.C6]+MAX([.E6];1)-1" office:value-type="date" office:date-value="2018-02-05" calcext:value-type="date">
            <text:p>05/02/18</text:p>
          </table:table-cell>
          <table:table-cell table:style-name="ce16" office:value-type="float" office:value="0.5" calcext:value-type="float">
            <text:p>0,5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Adicionar hidrogênio em uma molécula</text:p>
          </table:table-cell>
          <table:table-cell table:style-name="ce9" office:value-type="date" office:date-value="2018-02-05" calcext:value-type="date">
            <text:p>05/02/18</text:p>
          </table:table-cell>
          <table:table-cell table:style-name="ce11" table:formula="of:=[.C7]+MAX([.E7];1)-1" office:value-type="date" office:date-value="2018-02-05" calcext:value-type="date">
            <text:p>05/02/18</text:p>
          </table:table-cell>
          <table:table-cell table:style-name="ce16" office:value-type="float" office:value="0.5" calcext:value-type="float">
            <text:p>0,5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Gerar fingerprints</text:p>
          </table:table-cell>
          <table:table-cell table:style-name="ce9" office:value-type="date" office:date-value="2018-02-06" calcext:value-type="date">
            <text:p>06/02/18</text:p>
          </table:table-cell>
          <table:table-cell table:style-name="ce11" table:formula="of:=[.C8]+MAX([.E8];1)-1" office:value-type="date" office:date-value="2018-02-06" calcext:value-type="date">
            <text:p>06/02/18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lusterizar ligantes</text:p>
          </table:table-cell>
          <table:table-cell table:style-name="ce9" office:value-type="date" office:date-value="2018-02-07" calcext:value-type="date">
            <text:p>07/02/18</text:p>
          </table:table-cell>
          <table:table-cell table:style-name="ce11" table:formula="of:=[.C9]+MAX([.E9];1)-1" office:value-type="date" office:date-value="2018-02-08" calcext:value-type="date">
            <text:p>08/02/18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4"/>
          <table:table-cell table:style-name="ce8" office:value-type="string" calcext:value-type="string">
            <text:p>Obter grupos de átomos a partir de resíduos/ligantes</text:p>
          </table:table-cell>
          <table:table-cell table:style-name="ce9" office:value-type="date" office:date-value="2018-02-09" calcext:value-type="date">
            <text:p>09/02/18</text:p>
          </table:table-cell>
          <table:table-cell table:style-name="ce11" table:formula="of:=[.C10]+MAX([.E10];1)-1" office:value-type="date" office:date-value="2018-02-10" calcext:value-type="date">
            <text:p>10/02/18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alcular interações envolvendo vários tipos de moléculas</text:p>
          </table:table-cell>
          <table:table-cell table:style-name="ce9" office:value-type="date" office:date-value="2018-02-11" calcext:value-type="date">
            <text:p>11/02/18</text:p>
          </table:table-cell>
          <table:table-cell table:style-name="ce11" table:formula="of:=[.C11]+MAX([.E11];1)-1" office:value-type="date" office:date-value="2018-02-11" calcext:value-type="date">
            <text:p>11/02/18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alcular interação iônica</text:p>
          </table:table-cell>
          <table:table-cell table:style-name="ce9" office:value-type="date" office:date-value="2018-02-12" calcext:value-type="date">
            <text:p>12/02/18</text:p>
          </table:table-cell>
          <table:table-cell table:style-name="ce11" table:formula="of:=[.C12]+MAX([.E12];1)-1" office:value-type="date" office:date-value="2018-02-12" calcext:value-type="date">
            <text:p>12/02/18</text:p>
          </table:table-cell>
          <table:table-cell table:style-name="ce16" office:value-type="float" office:value="0.5" calcext:value-type="float">
            <text:p>0,5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alcular interação hidrofóbica</text:p>
          </table:table-cell>
          <table:table-cell table:style-name="ce9" office:value-type="date" office:date-value="2018-02-12" calcext:value-type="date">
            <text:p>12/02/18</text:p>
          </table:table-cell>
          <table:table-cell table:style-name="ce11" table:formula="of:=[.C13]+MAX([.E13];1)-1" office:value-type="date" office:date-value="2018-02-12" calcext:value-type="date">
            <text:p>12/02/18</text:p>
          </table:table-cell>
          <table:table-cell table:style-name="ce16" office:value-type="float" office:value="0.5" calcext:value-type="float">
            <text:p>0,5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alcular interação covalente</text:p>
          </table:table-cell>
          <table:table-cell table:style-name="ce9" office:value-type="date" office:date-value="2018-02-12" calcext:value-type="date">
            <text:p>12/02/18</text:p>
          </table:table-cell>
          <table:table-cell table:style-name="ce11" table:formula="of:=[.C14]+MAX([.E14];1)-1" office:value-type="date" office:date-value="2018-02-12" calcext:value-type="date">
            <text:p>12/02/18</text:p>
          </table:table-cell>
          <table:table-cell table:style-name="ce16" office:value-type="float" office:value="0.5" calcext:value-type="float">
            <text:p>0,5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alcular ponte de hidrogênio</text:p>
          </table:table-cell>
          <table:table-cell table:style-name="ce9" office:value-type="date" office:date-value="2018-02-13" calcext:value-type="date">
            <text:p>13/02/18</text:p>
          </table:table-cell>
          <table:table-cell table:style-name="ce11" table:formula="of:=[.C15]+MAX([.E15];1)-1" office:value-type="date" office:date-value="2018-02-14" calcext:value-type="date">
            <text:p>14/02/18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alcular ponte de halogênio</text:p>
          </table:table-cell>
          <table:table-cell table:style-name="ce9" office:value-type="date" office:date-value="2018-02-13" calcext:value-type="date">
            <text:p>13/02/18</text:p>
          </table:table-cell>
          <table:table-cell table:style-name="ce11" table:formula="of:=[.C16]+MAX([.E16];1)-1" office:value-type="date" office:date-value="2018-02-14" calcext:value-type="date">
            <text:p>14/02/18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alcular pi-cátion</text:p>
          </table:table-cell>
          <table:table-cell table:style-name="ce9" office:value-type="date" office:date-value="2018-02-14" calcext:value-type="date">
            <text:p>14/02/18</text:p>
          </table:table-cell>
          <table:table-cell table:style-name="ce11" table:formula="of:=[.C17]+MAX([.E17];1)-1" office:value-type="date" office:date-value="2018-02-15" calcext:value-type="date">
            <text:p>15/02/18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alcular interação metálica</text:p>
          </table:table-cell>
          <table:table-cell table:style-name="ce9" office:value-type="date" office:date-value="2018-02-16" calcext:value-type="date">
            <text:p>16/02/18</text:p>
          </table:table-cell>
          <table:table-cell table:style-name="ce11" table:formula="of:=[.C18]+MAX([.E18];1)-1" office:value-type="date" office:date-value="2018-02-16" calcext:value-type="date">
            <text:p>16/02/18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Calcular clash</text:p>
          </table:table-cell>
          <table:table-cell table:style-name="ce9" office:value-type="date" office:date-value="2018-02-17" calcext:value-type="date">
            <text:p>17/02/18</text:p>
          </table:table-cell>
          <table:table-cell table:style-name="ce11" table:formula="of:=[.C19]+MAX([.E19];1)-1" office:value-type="date" office:date-value="2018-02-18" calcext:value-type="date">
            <text:p>18/02/18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Faltam todas tarefas com acesso ao banco</text:p>
          </table:table-cell>
          <table:table-cell table:style-name="ce9" office:value-type="date" office:date-value="2018-02-19" calcext:value-type="date">
            <text:p>19/02/18</text:p>
          </table:table-cell>
          <table:table-cell table:style-name="ce11" table:formula="of:=[.C20]+MAX([.E20];1)-1" office:value-type="date" office:date-value="2018-02-23" calcext:value-type="date">
            <text:p>23/02/18</text:p>
          </table:table-cell>
          <table:table-cell table:style-name="ce16" office:value-type="float" office:value="5" calcext:value-type="float">
            <text:p>5</text:p>
          </table:table-cell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3"/>
          <table:table-cell table:style-name="ce8" office:value-type="string" calcext:value-type="string">
            <text:p>Gerar arquivos com as cadeias a serem alinhadas com o TMAlign</text:p>
          </table:table-cell>
          <table:table-cell table:style-name="ce9"/>
          <table:table-cell table:style-name="ce11"/>
          <table:table-cell table:style-name="ce16"/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/>
          <table:table-cell table:style-name="ce8" office:value-type="string" calcext:value-type="string">
            <text:p>Salvar alinhamento gerado com o TMAlign</text:p>
          </table:table-cell>
          <table:table-cell table:style-name="ce9"/>
          <table:table-cell table:style-name="ce11"/>
          <table:table-cell table:style-name="ce16" office:value-type="float" office:value="0.5" calcext:value-type="float">
            <text:p>0,5</text:p>
          </table:table-cell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Parsear estruturas após aplicar o alinhamento com o TM</text:p>
          </table:table-cell>
          <table:table-cell table:style-name="ce9"/>
          <table:table-cell table:style-name="ce11"/>
          <table:table-cell table:style-name="ce16"/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Verificar se PDB existe e se está atualizado</text:p>
          </table:table-cell>
          <table:table-cell table:style-name="ce9"/>
          <table:table-cell table:style-name="ce11"/>
          <table:table-cell table:style-name="ce16" office:value-type="float" office:value="0.5" calcext:value-type="float">
            <text:p>0,5</text:p>
          </table:table-cell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Criar fluxo para processamento das etapas anteriores</text:p>
          </table:table-cell>
          <table:table-cell table:style-name="ce9"/>
          <table:table-cell table:style-name="ce11"/>
          <table:table-cell table:style-name="ce17"/>
          <table:table-cell table:style-name="ce18" table:number-columns-repeated="253"/>
          <table:table-cell table:number-columns-repeated="766"/>
        </table:table-row>
        <table:table-row table:style-name="ro3"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Download de PDBs</text:p>
          </table:table-cell>
          <table:table-cell table:style-name="ce9"/>
          <table:table-cell table:style-name="ce11"/>
          <table:table-cell table:style-name="ce16" office:value-type="float" office:value="0.5" calcext:value-type="float">
            <text:p>0,5</text:p>
          </table:table-cell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Validar se nAPOLI entries estão corretas</text:p>
          </table:table-cell>
          <table:table-cell table:style-name="ce9"/>
          <table:table-cell table:style-name="ce11"/>
          <table:table-cell table:style-name="ce16"/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Validar a existência de uma molécula</text:p>
          </table:table-cell>
          <table:table-cell table:style-name="ce9"/>
          <table:table-cell table:style-name="ce11"/>
          <table:table-cell table:style-name="ce16"/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Calcular empilhamento aromático</text:p>
          </table:table-cell>
          <table:table-cell table:style-name="ce9"/>
          <table:table-cell table:style-name="ce12"/>
          <table:table-cell table:style-name="ce16"/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Calcular contatos entre resíduos (KDTree)</text:p>
          </table:table-cell>
          <table:table-cell table:style-name="ce9"/>
          <table:table-cell table:style-name="ce12"/>
          <table:table-cell table:style-name="ce16"/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Alinhar estruturas com TMAlign</text:p>
          </table:table-cell>
          <table:table-cell table:style-name="ce9"/>
          <table:table-cell table:style-name="ce12"/>
          <table:table-cell table:style-name="ce16"/>
          <table:table-cell table:style-name="ce18" table:number-columns-repeated="253"/>
          <table:table-cell table:number-columns-repeated="766"/>
        </table:table-row>
        <table:table-row table:style-name="ro1">
          <table:table-cell table:style-name="ce5"/>
          <table:table-cell table:style-name="ce1"/>
          <table:table-cell table:style-name="ce5"/>
          <table:table-cell table:style-name="ce13"/>
          <table:table-cell table:style-name="ce5"/>
          <table:table-cell table:style-name="ce18" table:number-columns-repeated="253"/>
          <table:table-cell table:number-columns-repeated="766"/>
        </table:table-row>
        <table:table-row table:style-name="ro1" table:number-rows-repeated="3">
          <table:table-cell table:style-name="ce5" table:number-columns-repeated="3"/>
          <table:table-cell table:style-name="ce13"/>
          <table:table-cell table:style-name="ce5"/>
          <table:table-cell table:style-name="ce18" table:number-columns-repeated="253"/>
          <table:table-cell table:number-columns-repeated="766"/>
        </table:table-row>
        <table:table-row table:style-name="ro4">
          <table:table-cell table:style-name="ce6"/>
          <table:table-cell table:style-name="ce5"/>
          <table:table-cell table:style-name="ce6"/>
          <table:table-cell table:style-name="ce14"/>
          <table:table-cell table:style-name="ce6"/>
          <table:table-cell table:style-name="ce19"/>
          <table:table-cell table:style-name="ce20" table:number-columns-repeated="2"/>
          <table:table-cell table:style-name="ce21" table:number-columns-repeated="4"/>
          <table:table-cell table:style-name="ce20" table:number-columns-repeated="3"/>
          <table:table-cell table:style-name="ce18" table:number-columns-repeated="243"/>
          <table:table-cell table:number-columns-repeated="766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10"/>
          <table:table-cell table:style-name="ce1"/>
          <table:table-cell table:style-name="ce18" table:number-columns-repeated="253"/>
          <table:table-cell table:number-columns-repeated="766"/>
        </table:table-row>
        <table:table-row table:style-name="ro1" table:number-rows-repeated="423">
          <table:table-cell table:style-name="ce1" table:number-columns-repeated="3"/>
          <table:table-cell table:style-name="ce10"/>
          <table:table-cell table:style-name="ce1"/>
          <table:table-cell table:style-name="ce18" table:number-columns-repeated="253"/>
          <table:table-cell table:number-columns-repeated="766"/>
        </table:table-row>
        <table:table-row table:style-name="ro1" table:number-rows-repeated="690">
          <table:table-cell table:style-name="ce1" table:number-columns-repeated="3"/>
          <table:table-cell table:style-name="ce10"/>
          <table:table-cell table:style-name="ce1"/>
          <table:table-cell table:style-name="ce18" table:number-columns-repeated="277"/>
          <table:table-cell table:number-columns-repeated="74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1047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iso" table:style-name="ta2">
        <table:table-column table:style-name="co6" table:default-cell-style-name="Default"/>
        <table:table-column table:style-name="co7" table:default-cell-style-name="Default"/>
        <table:table-column table:style-name="co6" table:number-columns-repeated="1022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22" office:value-type="string" calcext:value-type="string">
            <text:p>Quaisquer artigos, modelos ou informação fornecidos pela Smartsheet, no site, são para referência apenas. Enquanto, por nossa parte, procuramos manter as informações atualizadas e corretas, nós não fornecemos representações ou garantias de maneira alguma, expressas ou implícitas, sobre a completude, precisão, confiabilidade, adequação ou disponibilidade no que diz respeito ao website ou informação, artigos, modelos ou gráficos relacionados contidos no website. Toda e qualquer confiança colocada sob<text:span text:style-name="T1">re</text:span><text:span text:style-name="T2"> a informação é, portanto, estritamente de seu próprio risco.</text:span>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delo de Cronograma de Projeto'.A5:'Modelo de Cronograma de Projeto'.E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Microsoft Sans Serif" svg:font-family="'Microsoft Sans Serif'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day number:style="long"/>
      <number:text>/</number:text>
      <number:month number:style="long"/>
      <number:text>/</number:text>
      <number:year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2.7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12.7mm" fo:margin-left="0mm" fo:margin-right="0mm" fo:margin-bottom="8.47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1:32:29.248705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iso" style:display-name="PageStyle_Avi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o_20_de_20_Cronograma_20_de_20_Projeto" style:display-name="PageStyle_Modelo de Cronograma de Projeto" style:page-layout-name="Mpm4">
      <style:header>
        <text:p><text:span text:style-name="MT1">Gantt Chart_x000D_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5-02-24T20:54:23</meta:creation-date>
    <dc:date>2018-02-02T14:29:42.097004945</dc:date>
    <meta:generator>LibreOffice/5.1.6.2$Linux_X86_64 LibreOffice_project/10m0$Build-2</meta:generator>
    <meta:editing-duration>PT3H22M8S</meta:editing-duration>
    <meta:editing-cycles>9</meta:editing-cycles>
    <meta:document-statistic meta:table-count="2" meta:cell-count="94" meta:object-count="1"/>
    <meta:user-defined meta:name="AppVersion">14.0300</meta:user-defined>
    <meta:user-defined meta:name="Company">Smartshe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/</number:text>
      <number:month number:style="long"/>
      <number:text>/</number:text>
      <number:year/>
    </number:date-style>
    <number:text-style style:name="N112">
      <number:text-content/>
      <style:map style:condition="value()&lt;=1.79769313486232E+308" style:apply-style-name="N112P0"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tacked="true"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43130" chart:interval-major="1" chart:interval-minor-divisor="1" chart:overlap="100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12">
      <style:chart-properties chart:link-data-style-to-source="true"/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7.104cm" svg:height="17.473cm" xlink:href=".." xlink:type="simple" chart:class="chart:bar" chart:style-name="ch1">
        <chart:title svg:x="9.328cm" svg:y="0.171cm" chart:style-name="ch2">
          <text:p>Modelo de cronograma para Excel</text:p>
        </chart:title>
        <chart:plot-area chart:style-name="ch3" table:cell-range-address="'Modelo de Cronograma de Projeto'.B5:'Modelo de Cronograma de Projeto'.C31 'Modelo de Cronograma de Projeto'.B4:'Modelo de Cronograma de Projeto'.C4 'Modelo de Cronograma de Projeto'.E4:'Modelo de Cronograma de Projeto'.E31" chart:data-source-has-labels="both" svg:x="0.542cm" svg:y="1.851cm" svg:width="26.02cm" svg:height="15.273cm">
          <chartooo:coordinate-region svg:x="9.63cm" svg:y="3.322cm" svg:width="15.835cm" svg:height="13.802cm"/>
          <chart:axis chart:dimension="x" chart:name="primary-x" chart:style-name="ch4" chartooo:axis-type="auto">
            <chartooo:date-scale/>
            <chart:categories table:cell-range-address="'Modelo de Cronograma de Projeto'.B5:'Modelo de Cronograma de Projeto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o de Cronograma de Projeto'.C5:'Modelo de Cronograma de Projeto'.C31" chart:label-cell-address="'Modelo de Cronograma de Projeto'.C4:'Modelo de Cronograma de Projeto'.C4" chart:class="chart:bar">
            <chart:data-point chart:repeated="27"/>
          </chart:series>
          <chart:series chart:style-name="ch8" chart:values-cell-range-address="'Modelo de Cronograma de Projeto'.E5:'Modelo de Cronograma de Projeto'.E31" chart:label-cell-address="'Modelo de Cronograma de Projeto'.E4:'Modelo de Cronograma de Projeto'.E4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ício</text:p>
                <draw:g>
                  <svg:desc>'Modelo de Cronograma de Projeto'.C4:'Modelo de Cronograma de Projeto'.C4</svg:desc>
                </draw:g>
              </table:table-cell>
              <table:table-cell office:value-type="string">
                <text:p>Duração (dias)</text:p>
                <draw:g>
                  <svg:desc>'Modelo de Cronograma de Projeto'.E4:'Modelo de Cronograma de Projeto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ificar o que é melhor, Obabel ou RDKit</text:p>
                <draw:g>
                  <svg:desc>'Modelo de Cronograma de Projeto'.B5:'Modelo de Cronograma de Projeto'.B31</svg:desc>
                </draw:g>
              </table:table-cell>
              <table:table-cell office:value-type="float" office:value="43135">
                <text:p>43135</text:p>
                <draw:g>
                  <svg:desc>'Modelo de Cronograma de Projeto'.C5:'Modelo de Cronograma de Projeto'.C31</svg:desc>
                </draw:g>
              </table:table-cell>
              <table:table-cell office:value-type="float" office:value="1">
                <text:p>1</text:p>
                <draw:g>
                  <svg:desc>'Modelo de Cronograma de Projeto'.E5:'Modelo de Cronograma de Projeto'.E31</svg:desc>
                </draw:g>
              </table:table-cell>
            </table:table-row>
            <table:table-row>
              <table:table-cell office:value-type="string">
                <text:p>Gerar imagem dos ligantes</text:p>
              </table:table-cell>
              <table:table-cell office:value-type="float" office:value="43136">
                <text:p>431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dicionar hidrogênio em uma molécula</text:p>
              </table:table-cell>
              <table:table-cell office:value-type="float" office:value="43136">
                <text:p>431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erar fingerprints</text:p>
              </table:table-cell>
              <table:table-cell office:value-type="float" office:value="43137">
                <text:p>43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izar ligantes</text:p>
              </table:table-cell>
              <table:table-cell office:value-type="float" office:value="43138">
                <text:p>43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bter grupos de átomos a partir de resíduos/ligantes</text:p>
              </table:table-cell>
              <table:table-cell office:value-type="float" office:value="43140">
                <text:p>43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interações envolvendo vários tipos de moléculas</text:p>
              </table:table-cell>
              <table:table-cell office:value-type="float" office:value="43142">
                <text:p>43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cular interação iônica</text:p>
              </table:table-cell>
              <table:table-cell office:value-type="float" office:value="43143">
                <text:p>43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alcular interação hidrofóbica</text:p>
              </table:table-cell>
              <table:table-cell office:value-type="float" office:value="43143">
                <text:p>43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alcular interação covalente</text:p>
              </table:table-cell>
              <table:table-cell office:value-type="float" office:value="43143">
                <text:p>43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alcular ponte de hidrogênio</text:p>
              </table:table-cell>
              <table:table-cell office:value-type="float" office:value="43144">
                <text:p>43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ponte de halogênio</text:p>
              </table:table-cell>
              <table:table-cell office:value-type="float" office:value="43144">
                <text:p>43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pi-cátion</text:p>
              </table:table-cell>
              <table:table-cell office:value-type="float" office:value="43145">
                <text:p>43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interação metálica</text:p>
              </table:table-cell>
              <table:table-cell office:value-type="float" office:value="43147">
                <text:p>43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cular clash</text:p>
              </table:table-cell>
              <table:table-cell office:value-type="float" office:value="43148">
                <text:p>43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ltam todas tarefas com acesso ao banco</text:p>
              </table:table-cell>
              <table:table-cell office:value-type="float" office:value="43150">
                <text:p>43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erar arquivos com as cadeias a serem alinhadas com o TMAlig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lvar alinhamento gerado com o TMAlig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Parsear estruturas após aplicar o alinhamento com o T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r se PDB existe e se está atualizado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riar fluxo para processamento das etapas anterior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wnload de PDBs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Validar se nAPOLI entries estão correta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idar a existência de uma molécu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ular empilhamento aromáti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ular contatos entre resíduos (KDTree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nhar estruturas com TMAlig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d03f3b" draw:end-color="#ffa7a4" draw:start-intensity="100%" draw:end-intensity="100%" draw:angle="1800" draw:border="0%"/>
  </office:styles>
</office:document-styles>
</file>